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2.893cm" fo:break-before="auto" style:use-optimal-row-height="true"/>
    </style:style>
    <style:style style:name="ro14" style:family="table-row">
      <style:table-row-properties style:row-height="0.547cm" fo:break-before="auto" style:use-optimal-row-height="true"/>
    </style:style>
    <style:style style:name="ro15" style:family="table-row">
      <style:table-row-properties style:row-height="3.175cm" fo:break-before="auto" style:use-optimal-row-height="true"/>
    </style:style>
    <style:style style:name="ro16" style:family="table-row">
      <style:table-row-properties style:row-height="0.452cm" fo:break-before="auto" style:use-optimal-row-height="true"/>
    </style:style>
    <style:style style:name="ro17" style:family="table-row">
      <style:table-row-properties style:row-height="2.505cm" fo:break-before="auto" style:use-optimal-row-height="true"/>
    </style:style>
    <style:style style:name="ro18" style:family="table-row">
      <style:table-row-properties style:row-height="5.239cm" fo:break-before="auto" style:use-optimal-row-height="true"/>
    </style:style>
    <style:style style:name="ro19" style:family="table-row">
      <style:table-row-properties style:row-height="4.463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9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4" style:family="table-cell" style:parent-style-name="Default">
      <style:table-cell-properties fo:wrap-option="wrap" fo:padding="0.101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9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2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27"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3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3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40"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4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2 – Grille d’audit flash (checklist) – version 3.1" calcext:value-type="string" table:number-columns-spanned="5" table:number-rows-spanned="1">
            <text:p>RGAA 4.1.2 – Grille d’audit flash (checklist) – version 3.1</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 L’idée est de pouvoir ajouter des critères hors liste des critères de base seulement suite à une décision préalable à l’audit avec le ou la cliente (par exemple, les critères sur les scripts) ou si un problème bloquant est identifié et pas long à préconiser.</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2 – Grille d’audit flash (checklist) – version 3.1" calcext:value-type="string" table:number-columns-spanned="5" table:number-rows-spanned="1">
            <text:p>RGAA 4.1.2 – Grille d’audit flash (checklist) – version 3.1</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2">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2">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3">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4">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4">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5">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6" table:number-rows-repeated="1048564">
          <table:table-cell table:number-columns-repeated="1024"/>
        </table:table-row>
        <table:table-row table:style-name="ro16">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2 – Grille d’audit flash (checklist) – version 3.1" calcext:value-type="string" table:number-columns-spanned="4" table:number-rows-spanned="1">
            <text:p>RGAA 4.1.2 – Grille d’audit flash (checklist) – version 3.1</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2 – Grille d’audit flash (checklist) – version 3.1" calcext:value-type="string" table:number-columns-spanned="3" table:number-rows-spanned="1">
            <text:p>RGAA 4.1.2 – Grille d’audit flash (checklist) – version 3.1</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accessibilite.numerique.gouv.fr/methode/criteres-et-tests/#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accessibilite.numerique.gouv.fr/methode/criteres-et-tests/#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7">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accessibilite.numerique.gouv.fr/methode/criteres-et-tests/#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7">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accessibilite.numerique.gouv.fr/methode/criteres-et-tests/#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accessibilite.numerique.gouv.fr/methode/criteres-et-tests/#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accessibilite.numerique.gouv.fr/methode/criteres-et-tests/#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accessibilite.numerique.gouv.fr/methode/criteres-et-tests/#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8">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accessibilite.numerique.gouv.fr/methode/criteres-et-tests/#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accessibilite.numerique.gouv.fr/methode/criteres-et-tests/#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accessibilite.numerique.gouv.fr/methode/criteres-et-tests/#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accessibilite.numerique.gouv.fr/methode/criteres-et-tests/#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accessibilite.numerique.gouv.fr/methode/criteres-et-tests/#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accessibilite.numerique.gouv.fr/methode/criteres-et-tests/#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accessibilite.numerique.gouv.fr/methode/criteres-et-tests/#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accessibilite.numerique.gouv.fr/methode/criteres-et-tests/#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accessibilite.numerique.gouv.fr/methode/criteres-et-tests/#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accessibilite.numerique.gouv.fr/methode/criteres-et-tests/#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accessibilite.numerique.gouv.fr/methode/criteres-et-tests/#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accessibilite.numerique.gouv.fr/methode/criteres-et-tests/#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9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9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9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9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6"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9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9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9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9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9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9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9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9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9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 calcext:target-range-address="P01.D6:P01.D37 P01.C12:P01.C12">
            <calcext:condition calcext:apply-style-name="Fond blanc" calcext:value="formula-is(MOD(ROW()0.2=1))" calcext:base-cell-address="P01.C6"/>
            <calcext:condition calcext:apply-style-name="Fond gris" calcext:value="formula-is(MOD(ROW()0.2=0))" calcext:base-cell-address="P01.C6"/>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2"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2"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2"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3"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3"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2"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2"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2"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3"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2"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3"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3"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3"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3"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2"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2"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2"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3"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3"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3"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2"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3"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3"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2"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3"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2"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3"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3"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3"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3"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3"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3"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 calcext:target-range-address="P02.D6:P02.D37 P02.C12:P02.C12">
            <calcext:condition calcext:apply-style-name="Fond blanc" calcext:value="formula-is(MOD(ROW()0.2=1))" calcext:base-cell-address="P02.C6"/>
            <calcext:condition calcext:apply-style-name="Fond gris" calcext:value="formula-is(MOD(ROW()0.2=0))" calcext:base-cell-address="P02.C6"/>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6"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6"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6"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7"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7"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6"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5"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6"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6"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7"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6"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7"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7"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7"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7"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6"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6"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6"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7"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7"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7"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6"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7"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7"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6"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7"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6"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7"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7"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7"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7"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7"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7"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 calcext:target-range-address="P03.D6:P03.D37 P03.C12:P03.C12">
            <calcext:condition calcext:apply-style-name="Fond blanc" calcext:value="formula-is(MOD(ROW()0.2=1))" calcext:base-cell-address="P03.C6"/>
            <calcext:condition calcext:apply-style-name="Fond gris" calcext:value="formula-is(MOD(ROW()0.2=0))" calcext:base-cell-address="P03.C6"/>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0"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0"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0"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1"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1"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0"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19"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0"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0"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1"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0"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1"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1"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1"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1"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0"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0"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0"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1"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1"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1"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0"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1"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1"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0"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1"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0"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1"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1"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1"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1"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1"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1"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2"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 calcext:target-range-address="P04.D6:P04.D37 P04.C12:P04.C12">
            <calcext:condition calcext:apply-style-name="Fond blanc" calcext:value="formula-is(MOD(ROW()0.2=1))" calcext:base-cell-address="P04.C6"/>
            <calcext:condition calcext:apply-style-name="Fond gris" calcext:value="formula-is(MOD(ROW()0.2=0))" calcext:base-cell-address="P04.C6"/>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4"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4"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4"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5"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5"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4"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2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4"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4"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5"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4"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5"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5"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5"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5"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4"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4"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4"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5"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5"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5"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4"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5"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5"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4"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5"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4"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5"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5"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5"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5"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5"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5"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6"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 calcext:target-range-address="P05.D6:P05.D37 P05.C12:P05.C12">
            <calcext:condition calcext:apply-style-name="Fond blanc" calcext:value="formula-is(MOD(ROW()0.2=1))" calcext:base-cell-address="P05.C6"/>
            <calcext:condition calcext:apply-style-name="Fond gris" calcext:value="formula-is(MOD(ROW()0.2=0))" calcext:base-cell-address="P05.C6"/>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8"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8"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8"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9"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9"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8"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27"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8"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8"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9"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8"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9"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9"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9"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9"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8"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8"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8"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9"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9"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9"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8"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9"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9"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8"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9"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8"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9"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9"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9"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9"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9"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9"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 calcext:target-range-address="P06.D6:P06.D37 P06.C12:P06.C12">
            <calcext:condition calcext:apply-style-name="Fond blanc" calcext:value="formula-is(MOD(ROW()0.2=1))" calcext:base-cell-address="P06.C6"/>
            <calcext:condition calcext:apply-style-name="Fond gris" calcext:value="formula-is(MOD(ROW()0.2=0))" calcext:base-cell-address="P06.C6"/>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3"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3"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3"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4"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4"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3"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32"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3"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3"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4"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3"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4"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4"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4"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4"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3"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3"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3"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4"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4"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4"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3"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4"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4"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3"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4"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3"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4"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4"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4"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4"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3">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4"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4"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 calcext:target-range-address="P07.D6:P07.D37 P07.C12:P07.C12">
            <calcext:condition calcext:apply-style-name="Fond blanc" calcext:value="formula-is(MOD(ROW()0.2=1))" calcext:base-cell-address="P07.C6"/>
            <calcext:condition calcext:apply-style-name="Fond gris" calcext:value="formula-is(MOD(ROW()0.2=0))" calcext:base-cell-address="P07.C6"/>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36"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9"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 calcext:target-range-address="P08.D6:P08.D37 P08.C12:P08.C12">
            <calcext:condition calcext:apply-style-name="Fond blanc" calcext:value="formula-is(MOD(ROW()0.2=1))" calcext:base-cell-address="P08.C6"/>
            <calcext:condition calcext:apply-style-name="Fond gris" calcext:value="formula-is(MOD(ROW()0.2=0))" calcext:base-cell-address="P08.C6"/>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1"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1"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1"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2"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2"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1"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40"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41"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1"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2"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1"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2"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2"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2"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2"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1"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1"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1"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2"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2"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2"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1"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2"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2"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1"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2"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1"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2"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2"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2"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2"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2"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2"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3"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 calcext:target-range-address="P09.D6:P09.D37 P09.C12:P09.C12">
            <calcext:condition calcext:apply-style-name="Fond blanc" calcext:value="formula-is(MOD(ROW()0.2=1))" calcext:base-cell-address="P09.C6"/>
            <calcext:condition calcext:apply-style-name="Fond gris" calcext:value="formula-is(MOD(ROW()0.2=0))" calcext:base-cell-address="P09.C6"/>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2 – Grille d’audit flash (checklist) – version 3.1" calcext:value-type="string" table:number-columns-spanned="7" table:number-rows-spanned="1">
            <text:p>RGAA 4.1.2 – Grille d’audit flash (checklist) – version 3.1</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5"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5"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5"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6"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6"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5"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14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45"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5"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6"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5"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6"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6"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6"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6"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5"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5"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5"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6"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6"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6"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5"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6"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6"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5"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6"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5"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6"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6"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6"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6"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6"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6"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 calcext:target-range-address="P10.D6:P10.D37 P10.C12:P10.C12">
            <calcext:condition calcext:apply-style-name="Fond blanc" calcext:value="formula-is(MOD(ROW()0.2=1))" calcext:base-cell-address="P10.C6"/>
            <calcext:condition calcext:apply-style-name="Fond gris" calcext:value="formula-is(MOD(ROW()0.2=0))" calcext:base-cell-address="P10.C6"/>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number-style style:name="N151">
      <number:number number:decimal-places="0" number:min-decimal-places="0" number:min-integer-digits="1"/>
      <number:text> %</number:text>
    </number:number-style>
    <number:number-style style:name="N152">
      <number:text>+ </number:text>
      <number:number number:decimal-places="0" number:min-decimal-places="0" number:min-integer-digits="1"/>
      <number:text> tests AAA</number:text>
    </number:number-style>
    <number:percentage-style style:name="N153">
      <number:number number:decimal-places="0" number:min-decimal-places="0" number:min-integer-digits="1"/>
      <number:text>%</number:text>
    </number:percentage-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7-24">00/00/0000</text:date>, <text:time style:data-style-name="N2" text:time-value="14:30:28.27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4T14:31:12.275000000</dc:date>
    <meta:editing-duration>P1DT4H9M5S</meta:editing-duration>
    <meta:editing-cycles>152</meta:editing-cycles>
    <meta:generator>LibreOffice/7.5.3.2$Windows_X86_64 LibreOffice_project/9f56dff12ba03b9acd7730a5a481eea045e468f3</meta:generator>
    <meta:document-statistic meta:table-count="15" meta:cell-count="2207" meta:object-count="0"/>
  </office:meta>
</office:document-meta>
</file>